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en" fo:country="US"/>
    </style:style>
    <style:style style:name="P2" style:family="paragraph" style:parent-style-name="Standard">
      <style:text-properties style:font-name="Arial" fo:language="el" fo:country="GR"/>
    </style:style>
    <style:style style:name="P3" style:family="paragraph" style:parent-style-name="Standard" style:list-style-name="L1">
      <style:text-properties style:font-name="Arial" fo:language="el" fo:country="GR"/>
    </style:style>
    <style:style style:name="P4" style:family="paragraph" style:parent-style-name="Standard">
      <style:text-properties style:font-name="Impact" fo:font-size="13pt" fo:language="en" fo:country="US" style:font-size-asian="13pt" style:font-size-complex="13pt"/>
    </style:style>
    <style:style style:name="T1" style:family="text">
      <style:text-properties fo:language="el" fo:country="GR"/>
    </style:style>
    <style:style style:name="T2" style:family="text">
      <style:text-properties fo:language="el" fo:country="GR" fo:font-weight="bold" style:font-weight-asian="bold" style:font-weight-complex="bold"/>
    </style:style>
    <style:style style:name="T3" style:family="text">
      <style:text-properties fo:color="#800000" fo:language="el" fo:country="G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"/>
        <text:user-field-decl office:value-type="string" office:string-value="father_l" text:name="family.father.lastName"/>
        <text:user-field-decl office:value-type="string" office:string-value="destination" text:name="destination"/>
        <text:user-field-decl office:value-type="string" office:string-value="father_f" text:name="family.father.firstName"/>
        <text:user-field-decl office:value-type="string" office:string-value="mother_l" text:name="family.mother.lastName"/>
        <text:user-field-decl office:value-type="string" office:string-value="mother_f" text:name="family.mother.firstName"/>
        <text:user-field-decl office:value-type="float" office:value="36892" text:name="period.left"/>
        <text:user-field-decl office:value-type="float" office:value="1" text:name="period.right"/>
        <text:user-field-decl office:value-type="float" office:value="36892" text:name="family.mariageDate"/>
      </text:user-field-decls>
      <text:section text:style-name="Sect1" text:name="Section1">
        <text:p text:style-name="P1"><text:span text:style-name="T1">Αγαπητή οικογένεια </text:span><text:user-field-get text:name="family.father.lastName">father_l</text:user-field-get>,</text:p>
        <text:p text:style-name="P1"/>
        <text:p text:style-name="P1">H <text:span text:style-name="T1">εταιρία μας σας προσφέρει για την επέτειο του γάμου σας (</text:span><text:span text:style-name="T3"><text:user-field-get style:data-style-name="N0" text:name="family.mariageDate">36892</text:user-field-get></text:span><text:span text:style-name="T1">) ένα ταξίδι για </text:span><text:span text:style-name="T2"><text:user-field-get text:name="destination">destination</text:user-field-get></text:span><text:span text:style-name="T1"> με πλήρη διαμονή για το διάστημα από </text:span><text:span text:style-name="T1"><text:user-field-get style:data-style-name="N76" text:name="period.left">1 Ιανουαρίου 2001</text:user-field-get></text:span> <text:span text:style-name="T1">έως </text:span><text:span text:style-name="T1"><text:user-field-get style:data-style-name="N76" text:name="period.right">31 Δεκεμβρίου 1899</text:user-field-get></text:span><text:span text:style-name="T1">. </text:span></text:p>
        <text:p text:style-name="P2"/>
        <text:p text:style-name="P2">Για τη διαμονή μπορείτε να επιλέξετε ξενοδοχείο της αρεσκείας σας. </text:p>
        <text:p text:style-name="P2">Η προσφορά ισχύει για τους:</text:p>
        <text:list xml:id="list875100920" text:style-name="L1">
          <text:list-item>
            <text:p text:style-name="P3"><text:user-field-get text:name="family.father.firstName">father_f</text:user-field-get> <text:user-field-get text:name="family.father.lastName">father_l</text:user-field-get></text:p>
          </text:list-item>
          <text:list-item>
            <text:p text:style-name="P3"><text:user-field-get text:name="family.mother.firstName">mother_f</text:user-field-get> <text:user-field-get text:name="family.mother.lastName">mother_l</text:user-field-get></text:p>
          </text:list-item>
        </text:list>
        <text:p text:style-name="P2"/>
        <text:p text:style-name="P2">Στη διάθεσή σας.</text:p>
        <text:p text:style-name="P4">SuperCompany.</text:p>
      </text:section>
      <text:p text:style-name="P1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pyros Nakos</meta:initial-creator>
    <meta:creation-date>2011-06-30T15:19:04.39</meta:creation-date>
    <dc:date>2011-07-06T05:39:34</dc:date>
    <dc:creator>nakosspy </dc:creator>
    <meta:editing-duration>PT01H30M08S</meta:editing-duration>
    <meta:editing-cycles>9</meta:editing-cycles>
    <meta:generator>OpenOffice.org/3.2$Linux OpenOffice.org_project/320m12$Build-9483</meta:generator>
    <meta:document-statistic meta:table-count="0" meta:image-count="0" meta:object-count="0" meta:page-count="1" meta:paragraph-count="8" meta:word-count="58" meta:character-count="359"/>
  </office:meta>
</office:document-meta>
</file>